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146212" officeooo:paragraph-rsid="00146212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>
      <style:text-properties style:font-name="Arial" fo:font-size="16pt" fo:language="en" fo:country="US" officeooo:rsid="00146212" officeooo:paragraph-rsid="00146212" style:font-size-asian="16pt" style:font-size-complex="16pt"/>
    </style:style>
    <style:style style:name="P4" style:family="paragraph" style:parent-style-name="Standard">
      <style:text-properties style:font-name="Arial" fo:font-size="16pt" fo:language="en" fo:country="US" officeooo:rsid="00162145" officeooo:paragraph-rsid="00162145" style:font-size-asian="16pt" style:font-size-complex="16pt"/>
    </style:style>
    <style:style style:name="P5" style:family="paragraph" style:parent-style-name="Standard">
      <style:text-properties style:font-name="Arial" fo:font-size="16pt" fo:language="en" fo:country="US" officeooo:rsid="00169a3b" officeooo:paragraph-rsid="00169a3b" style:font-size-asian="16pt" style:font-size-complex="16pt"/>
    </style:style>
    <style:style style:name="P6" style:family="paragraph" style:parent-style-name="Standard">
      <style:text-properties style:font-name="Arial" fo:font-size="12pt" fo:language="en" fo:country="US" officeooo:rsid="00146212" officeooo:paragraph-rsid="00146212" style:font-size-asian="10.5pt" style:font-size-complex="12pt"/>
    </style:style>
    <style:style style:name="P7" style:family="paragraph" style:parent-style-name="Standard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8" style:family="paragraph" style:parent-style-name="Standard">
      <style:text-properties style:font-name="Arial" fo:font-size="12pt" fo:language="en" fo:country="US" officeooo:rsid="00169a3b" officeooo:paragraph-rsid="00169a3b" style:font-size-asian="10.5pt" style:font-size-complex="12pt"/>
    </style:style>
    <style:style style:name="P9" style:family="paragraph" style:parent-style-name="Standard">
      <style:text-properties style:font-name="Arial" fo:font-size="16pt" fo:language="en" fo:country="US" officeooo:rsid="00146212" officeooo:paragraph-rsid="00146212" style:font-size-asian="16pt" style:font-size-complex="16pt"/>
    </style:style>
    <style:style style:name="P10" style:family="paragraph" style:parent-style-name="Standard" style:list-style-name="L1">
      <style:text-properties style:font-name="Arial" fo:language="en" fo:country="US" officeooo:rsid="00146212" officeooo:paragraph-rsid="00146212"/>
    </style:style>
    <style:style style:name="P11" style:family="paragraph" style:parent-style-name="Standard" style:list-style-name="L2">
      <style:text-properties style:font-name="Arial" fo:font-size="12pt" fo:language="en" fo:country="US" officeooo:rsid="00146212" officeooo:paragraph-rsid="00146212" style:font-size-asian="10.5pt" style:font-size-complex="12pt"/>
    </style:style>
    <style:style style:name="P12" style:family="paragraph" style:parent-style-name="Standard" style:list-style-name="L2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3" style:family="paragraph" style:parent-style-name="Standard" style:list-style-name="L3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4" style:family="paragraph" style:parent-style-name="Standard" style:list-style-name="L4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T1" style:family="text">
      <style:text-properties officeooo:rsid="00162145"/>
    </style:style>
    <style:style style:name="T2" style:family="text">
      <style:text-properties officeooo:rsid="00169a3b"/>
    </style:style>
    <style:style style:name="T3" style:family="text">
      <style:text-properties officeooo:rsid="001a12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</text:p>
      <text:p text:style-name="P2"/>
      <text:list text:style-name="L1">
        <text:list-item>
          <text:p text:style-name="P10">Title: GONE</text:p>
        </text:list-item>
        <text:list-item>
          <text:p text:style-name="P10">Main Concept: Is the history of a man that’s dealing with depression and the player will have the choice between three possible paths</text:p>
        </text:list-item>
        <text:list-item>
          <text:p text:style-name="P10">Main Characteristics: The game will have a paths and system that will track the sanity of the main character, and it’ll give a different ending regarding the main character mental state</text:p>
        </text:list-item>
        <text:list-item>
          <text:p text:style-name="P10">Genre: To Define, Adventure Game</text:p>
        </text:list-item>
        <text:list-item>
          <text:p text:style-name="P10">Purpose and Public: The game is to show the effects of depression, the main target will be mostly adults and people that are of a legal age</text:p>
        </text:list-item>
        <text:list-item>
          <text:p text:style-name="P10">Objectives: the objective will be to follow the main character through the day and maybe interact with different characters</text:p>
        </text:list-item>
        <text:list-item>
          <text:p text:style-name="P10">Visual Style: To Define, Maybe a mix of pixel art and hand drawn</text:p>
        </text:list-item>
        <text:list-item>
          <text:p text:style-name="P10">Reach: Possibly a dlc that expands the story in a different path or show another facet of the disease</text:p>
        </text:list-item>
        <text:list-item>
          <text:p text:style-name="P10">Platform: Windows, MacOs, Linux</text:p>
        </text:list-item>
      </text:list>
      <text:p text:style-name="P1"/>
      <text:p text:style-name="P3">Script</text:p>
      <text:p text:style-name="P3"/>
      <text:p text:style-name="P4"><text:span text:style-name="T3">(</text:span> Write 3 Different main paths, that changes by the player actions)</text:p>
      <text:p text:style-name="P6"/>
      <text:p text:style-name="P6">The game starts in a kitchen table, the main character is drinking some substance and there’s visible pill bottles; The character stands and walk down a corridor, pick up photo, stare at the picture frame for a second or two, grab his phone, keys and exit his home.</text:p>
      <text:p text:style-name="P6"/>
      <text:p text:style-name="P6">In the walk to work, he’ll receive multiple text messages, and continue waking to the bus stop. He encounters two different </text:p>
      <text:p text:style-name="P6"/>
      <text:p text:style-name="P6"/>
      <text:p text:style-name="P3">Game Mechanics</text:p>
      <text:p text:style-name="P6"/>
      <text:p text:style-name="P6">The Main mechanic will be a sanity meter that will change the animation of the character and different aspects of the world around him.</text:p>
      <text:p text:style-name="P6"/>
      <text:p text:style-name="P6">This meter will determine what ending the player gets. If limits themselves to follow the same routine, the character will be numb to any anything that the player does.</text:p>
      <text:p text:style-name="P6"/>
      <text:p text:style-name="P6">If the player chooses to explore more and interest in doing other activities the ending will be a more optimistic.</text:p>
      <text:p text:style-name="P6"/>
      <text:p text:style-name="P6">If the player chooses to delve into the disease, and starts to choose it; The ending will be one that tries to explore what happens in the afterlife.</text:p>
      <text:p text:style-name="P6"/>
      <text:list text:style-name="L2">
        <text:list-item>
          <text:p text:style-name="P11">Camera: 2D</text:p>
        </text:list-item>
        <text:list-item>
          <text:p text:style-name="P11">Controls: WASD, keyboard ( Possibly Controller Support )</text:p>
        </text:list-item>
        <text:list-item>
          <text:p text:style-name="P11">Inventory: </text:p>
        </text:list-item>
        <text:list-item>
          <text:p text:style-name="P11"><text:soft-page-break/>Phone: It’ll have the option of making call to different characters, receive messages, and saving the progress of the player, Maybe as a quest tracker. ( Possibly more )</text:p>
        </text:list-item>
        <text:list-item>
          <text:p text:style-name="P11">Gameplay: It’ll consist in the player <text:span text:style-name="T1">going through the day to day life of the main character. The player will have option of doing multiple activities and impact in the life of the character</text:span></text:p>
        </text:list-item>
        <text:list-item>
          <text:p text:style-name="P11">Stages: </text:p>
          <text:list>
            <text:list-item>
              <text:p text:style-name="P11">The main character house</text:p>
            </text:list-item>
            <text:list-item>
              <text:p text:style-name="P11">City ( Will connect different Stages )</text:p>
            </text:list-item>
            <text:list-item>
              <text:p text:style-name="P11">Office</text:p>
            </text:list-item>
            <text:list-item>
              <text:p text:style-name="P11">Bar</text:p>
            </text:list-item>
            <text:list-item>
              <text:p text:style-name="P11">Convenient store</text:p>
            </text:list-item>
            <text:list-item>
              <text:p text:style-name="P11">Restaurant</text:p>
            </text:list-item>
            <text:list-item>
              <text:p text:style-name="P11">Bus</text:p>
            </text:list-item>
            <text:list-item>
              <text:p text:style-name="P11">Park</text:p>
            </text:list-item>
          </text:list>
        </text:list-item>
        <text:list-item>
          <text:p text:style-name="P12">The Player progression will be determined by the path the choose to follow</text:p>
        </text:list-item>
      </text:list>
      <text:p text:style-name="P7"/>
      <text:p text:style-name="P4">Game States</text:p>
      <text:p text:style-name="P4"/>
      <text:list text:style-name="L3">
        <text:list-item>
          <text:p text:style-name="P13">Main Screen</text:p>
        </text:list-item>
        <text:list-item>
          <text:p text:style-name="P13">Credits Screen </text:p>
        </text:list-item>
        <text:list-item>
          <text:p text:style-name="P13">Gameplay Screen</text:p>
        </text:list-item>
        <text:list-item>
          <text:p text:style-name="P13">Settings Screen</text:p>
        </text:list-item>
      </text:list>
      <text:p text:style-name="P7"/>
      <text:p text:style-name="P4">Interface</text:p>
      <text:p text:style-name="P4"/>
      <text:p text:style-name="P4">Stages</text:p>
      <text:p text:style-name="P4"/>
      <text:p text:style-name="P4">Game Progression</text:p>
      <text:p text:style-name="P4"/>
      <text:p text:style-name="P4">Characters</text:p>
      <text:p text:style-name="P4"/>
      <text:p text:style-name="P4">Items</text:p>
      <text:p text:style-name="P4"/>
      <text:p text:style-name="P4">Music and Sounds</text:p>
      <text:p text:style-name="P4"/>
      <text:p text:style-name="P7">The music will be compose and perform by MrWindwaker</text:p>
      <text:p text:style-name="P7"/>
      <text:p text:style-name="P4">Concept Art</text:p>
      <text:p text:style-name="P4"/>
      <text:p text:style-name="P4">( Make Some Concept Art )</text:p>
      <text:p text:style-name="P4"/>
      <text:p text:style-name="P4"><text:soft-page-break/>Team Members</text:p>
      <text:p text:style-name="P7"/>
      <text:list text:style-name="L4">
        <text:list-item>
          <text:p text:style-name="P14"><text:span text:style-name="T2">MrWindwaker ( Garcia ) .- </text:span>Progra<text:span text:style-name="T2">mmer, Music, Concept Art, Writer, Director</text:span></text:p>
        </text:list-item>
      </text:list>
      <text:p text:style-name="P8"/>
      <text:p text:style-name="P5">Production Details</text:p>
      <text:p text:style-name="P8"/>
      <text:p text:style-name="P8">The Game Engine is program form scratch, and has been actively in development for over a mont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7:24:11.744477843</meta:creation-date>
    <dc:date>2023-10-04T10:20:09.319427956</dc:date>
    <meta:editing-duration>PT4H20M26S</meta:editing-duration>
    <meta:editing-cycles>5</meta:editing-cycles>
    <meta:generator>LibreOffice/7.5.4.2$MacOSX_X86_64 LibreOffice_project/36ccfdc35048b057fd9854c757a8b67ec53977b6</meta:generator>
    <meta:document-statistic meta:table-count="0" meta:image-count="0" meta:object-count="0" meta:page-count="3" meta:paragraph-count="52" meta:word-count="532" meta:character-count="2941" meta:non-whitespace-character-count="2486"/>
  </office:meta>
</office:document-meta>
</file>